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9d96" officeooo:paragraph-rsid="00049d96" style:font-weight-asian="bold" style:font-weight-complex="bold"/>
    </style:style>
    <style:style style:name="P2" style:family="paragraph" style:parent-style-name="Standard">
      <style:text-properties fo:font-weight="bold" officeooo:rsid="000e386e" officeooo:paragraph-rsid="000e386e" style:font-weight-asian="bold" style:font-weight-complex="bold"/>
    </style:style>
    <style:style style:name="P3" style:family="paragraph" style:parent-style-name="Text_20_body">
      <style:text-properties fo:font-weight="bold" officeooo:rsid="00118e0e" officeooo:paragraph-rsid="00118e0e" style:font-weight-asian="bold" style:font-weight-complex="bold"/>
    </style:style>
    <style:style style:name="P4" style:family="paragraph" style:parent-style-name="Text_20_body">
      <style:text-properties officeooo:rsid="000e386e" officeooo:paragraph-rsid="000e386e"/>
    </style:style>
    <style:style style:name="P5" style:family="paragraph" style:parent-style-name="Text_20_body">
      <style:text-properties fo:font-weight="normal" officeooo:rsid="000e386e" officeooo:paragraph-rsid="000e386e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8fcc7" officeooo:paragraph-rsid="0008fcc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8fcc7" officeooo:paragraph-rsid="00093be6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93be6" officeooo:paragraph-rsid="00093be6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93be6" officeooo:paragraph-rsid="000a2e34" style:font-weight-asian="normal" style:font-weight-complex="normal"/>
    </style:style>
    <style:style style:name="P10" style:family="paragraph" style:parent-style-name="Standard">
      <style:text-properties fo:font-weight="normal" officeooo:rsid="000c5363" officeooo:paragraph-rsid="000e386e" style:font-weight-asian="normal" style:font-weight-complex="normal"/>
    </style:style>
    <style:style style:name="P11" style:family="paragraph" style:parent-style-name="Standard">
      <style:text-properties fo:font-weight="normal" officeooo:rsid="000c5363" officeooo:paragraph-rsid="000b32c1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e386e" officeooo:paragraph-rsid="000e386e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1026d4" officeooo:paragraph-rsid="001026d4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18e0e" officeooo:paragraph-rsid="00118e0e" style:font-weight-asian="normal" style:font-weight-complex="normal"/>
    </style:style>
    <style:style style:name="P15" style:family="paragraph" style:parent-style-name="Standard" style:list-style-name="L2">
      <style:text-properties officeooo:rsid="0008fcc7" officeooo:paragraph-rsid="0008fcc7"/>
    </style:style>
    <style:style style:name="P16" style:family="paragraph" style:parent-style-name="Standard" style:list-style-name="L2">
      <style:text-properties officeooo:rsid="00093be6" officeooo:paragraph-rsid="00093be6"/>
    </style:style>
    <style:style style:name="P17" style:family="paragraph" style:parent-style-name="Standard" style:list-style-name="L2">
      <style:text-properties officeooo:rsid="00093be6" officeooo:paragraph-rsid="000a2e34"/>
    </style:style>
    <style:style style:name="P18" style:family="paragraph" style:parent-style-name="Standard" style:list-style-name="L2">
      <style:text-properties officeooo:rsid="000a2e34" officeooo:paragraph-rsid="000a2e34"/>
    </style:style>
    <style:style style:name="P19" style:family="paragraph" style:parent-style-name="Standard" style:list-style-name="L2">
      <style:text-properties officeooo:rsid="000b32c1" officeooo:paragraph-rsid="000b32c1"/>
    </style:style>
    <style:style style:name="P20" style:family="paragraph" style:parent-style-name="Standard" style:list-style-name="L2">
      <style:text-properties officeooo:rsid="000e386e" officeooo:paragraph-rsid="000e386e"/>
    </style:style>
    <style:style style:name="P21" style:family="paragraph" style:parent-style-name="Text_20_body" style:list-style-name="L1">
      <style:text-properties officeooo:rsid="00049d96" officeooo:paragraph-rsid="00049d96"/>
    </style:style>
    <style:style style:name="P22" style:family="paragraph" style:parent-style-name="Text_20_body" style:list-style-name="L1">
      <style:text-properties officeooo:rsid="0004d48c" officeooo:paragraph-rsid="0004d48c"/>
    </style:style>
    <style:style style:name="P23" style:family="paragraph" style:parent-style-name="Text_20_body" style:list-style-name="L1">
      <style:text-properties officeooo:rsid="000692f5" officeooo:paragraph-rsid="000692f5"/>
    </style:style>
    <style:style style:name="P24" style:family="paragraph" style:parent-style-name="Text_20_body" style:list-style-name="L1">
      <style:text-properties officeooo:rsid="000773e5" officeooo:paragraph-rsid="000773e5"/>
    </style:style>
    <style:style style:name="P25" style:family="paragraph" style:parent-style-name="Text_20_body" style:list-style-name="L4">
      <style:text-properties fo:font-weight="normal" officeooo:rsid="00118e0e" officeooo:paragraph-rsid="00118e0e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013aed0" officeooo:paragraph-rsid="0013aed0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rsid="0013aed0" officeooo:paragraph-rsid="0014bc81" style:font-weight-asian="normal" style:font-weight-complex="normal"/>
    </style:style>
    <style:style style:name="P28" style:family="paragraph" style:parent-style-name="Text_20_body" style:list-style-name="L4">
      <style:text-properties fo:font-weight="normal" officeooo:rsid="0014bc81" officeooo:paragraph-rsid="0014bc81" style:font-weight-asian="normal" style:font-weight-complex="normal"/>
    </style:style>
    <style:style style:name="P29" style:family="paragraph" style:parent-style-name="Text_20_body" style:list-style-name="L4">
      <style:text-properties fo:font-weight="normal" officeooo:rsid="00159ee0" officeooo:paragraph-rsid="00159ee0" style:font-weight-asian="normal" style:font-weight-complex="normal"/>
    </style:style>
    <style:style style:name="P30" style:family="paragraph" style:parent-style-name="Text_20_body">
      <style:text-properties fo:font-weight="normal" officeooo:rsid="000e386e" officeooo:paragraph-rsid="00159ee0" style:font-weight-asian="normal" style:font-weight-complex="normal"/>
    </style:style>
    <style:style style:name="P31" style:family="paragraph" style:parent-style-name="Text_20_body" style:list-style-name="L5">
      <style:text-properties fo:font-weight="normal" officeooo:rsid="0016c551" officeooo:paragraph-rsid="0016c551" style:font-weight-asian="normal" style:font-weight-complex="normal"/>
    </style:style>
    <style:style style:name="P32" style:family="paragraph" style:parent-style-name="Text_20_body" style:list-style-name="L6">
      <style:text-properties fo:font-weight="normal" officeooo:rsid="0016c551" officeooo:paragraph-rsid="0016c551" style:font-weight-asian="normal" style:font-weight-complex="normal"/>
    </style:style>
    <style:style style:name="P33" style:family="paragraph" style:parent-style-name="Text_20_body" style:list-style-name="L6">
      <style:text-properties fo:font-weight="normal" officeooo:rsid="00188454" officeooo:paragraph-rsid="00188454" style:font-weight-asian="normal" style:font-weight-complex="normal"/>
    </style:style>
    <style:style style:name="P34" style:family="paragraph" style:parent-style-name="Text_20_body">
      <style:text-properties fo:font-weight="bold" officeooo:rsid="00118e0e" officeooo:paragraph-rsid="0016c551" style:font-weight-asian="bold" style:font-weight-complex="bold"/>
    </style:style>
    <style:style style:name="P35" style:family="paragraph" style:parent-style-name="Title">
      <style:text-properties officeooo:rsid="00049d96" officeooo:paragraph-rsid="00049d96"/>
    </style:style>
    <style:style style:name="P36" style:family="paragraph" style:parent-style-name="Heading_20_3">
      <style:text-properties officeooo:rsid="00049d96" officeooo:paragraph-rsid="00049d96"/>
    </style:style>
    <style:style style:name="P37" style:family="paragraph" style:parent-style-name="Heading_20_3">
      <style:text-properties fo:font-weight="bold" officeooo:rsid="000c5363" officeooo:paragraph-rsid="000e386e" style:font-weight-asian="bold" style:font-weight-complex="bold"/>
    </style:style>
    <style:style style:name="P38" style:family="paragraph" style:parent-style-name="Heading_20_3">
      <style:text-properties fo:font-weight="bold" officeooo:rsid="000c5363" officeooo:paragraph-rsid="00159ee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3be6" style:font-weight-asian="normal" style:font-weight-complex="normal"/>
    </style:style>
    <style:style style:name="T3" style:family="text">
      <style:text-properties fo:font-weight="normal" officeooo:rsid="000b32c1" style:font-weight-asian="normal" style:font-weight-complex="normal"/>
    </style:style>
    <style:style style:name="T4" style:family="text">
      <style:text-properties fo:font-weight="normal" officeooo:rsid="000c5363" style:font-weight-asian="normal" style:font-weight-complex="normal"/>
    </style:style>
    <style:style style:name="T5" style:family="text">
      <style:text-properties fo:font-weight="normal" officeooo:rsid="000e386e" style:font-weight-asian="normal" style:font-weight-complex="normal"/>
    </style:style>
    <style:style style:name="T6" style:family="text">
      <style:text-properties officeooo:rsid="0004d48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5363" style:font-weight-asian="bold" style:font-weight-complex="bold"/>
    </style:style>
    <style:style style:name="T9" style:family="text">
      <style:text-properties fo:font-weight="bold" officeooo:rsid="001026d4" style:font-weight-asian="bold" style:font-weight-complex="bold"/>
    </style:style>
    <style:style style:name="T10" style:family="text">
      <style:text-properties officeooo:rsid="000692f5"/>
    </style:style>
    <style:style style:name="T11" style:family="text">
      <style:text-properties officeooo:rsid="0008fcc7"/>
    </style:style>
    <style:style style:name="T12" style:family="text">
      <style:text-properties officeooo:rsid="001026d4"/>
    </style:style>
    <style:style style:name="T13" style:family="text">
      <style:text-properties officeooo:rsid="0013aed0"/>
    </style:style>
    <style:style style:name="T14" style:family="text">
      <style:text-properties officeooo:rsid="0014bc81"/>
    </style:style>
    <style:style style:name="T15" style:family="text">
      <style:text-properties officeooo:rsid="00159e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dopter Statistics</text:p>
      <text:h text:style-name="P36" text:outline-level="3">Idee:</text:h>
      <text:list xml:id="list2721112455" text:style-name="L1">
        <text:list-item>
          <text:p text:style-name="P21">Wird von einer Institution (Adopter) eine Opencast Instanz aufgesetzt, soll ein Admin diese bei einem zentralen Server registrieren</text:p>
        </text:list-item>
        <text:list-item>
          <text:p text:style-name="P21">Von Interesse: </text:p>
          <text:list>
            <text:list-item>
              <text:p text:style-name="P21">Name der Organisation</text:p>
            </text:list-item>
            <text:list-item>
              <text:p text:style-name="P21">Adresse</text:p>
            </text:list-item>
            <text:list-item>
              <text:p text:style-name="P21">Optional Kontaktinformationen</text:p>
            </text:list-item>
          </text:list>
        </text:list-item>
        <text:list-item>
          <text:p text:style-name="P21">Der Admin kann freiwillig angeben, welche Daten automatisch im Hintergrund geteilt werden. <text:span text:style-name="T6">Dazu gehören</text:span>:</text:p>
          <text:list>
            <text:list-item>
              <text:p text:style-name="P22">Nutzungsstatistiken</text:p>
            </text:list-item>
            <text:list-item>
              <text:p text:style-name="P22">Fehlerreports</text:p>
            </text:list-item>
            <text:list-item>
              <text:p text:style-name="P22">technische Daten des Servers</text:p>
            </text:list-item>
          </text:list>
        </text:list-item>
        <text:list-item>
          <text:p text:style-name="P22">Der Admin hat die Möglichkeit sich <text:span text:style-name="T7">nicht</text:span> zu registrieren, <text:span text:style-name="T7">später</text:span> zu registrieren, die gespeicherten Informationen zu aktualisieren oder alle zu Löschen</text:p>
        </text:list-item>
        <text:list-item>
          <text:p text:style-name="P22">Ablauf der Registrierung wie folgt:</text:p>
          <text:list>
            <text:list-item>
              <text:p text:style-name="P22">Beim bestätigen des Formulars POST-Request vom Opencast-Frontend (OC-FE) an einen Endpunkt des Opencast-Backends (OC-BE)</text:p>
            </text:list-item>
            <text:list-item>
              <text:p text:style-name="P22">Das OC-BE speichert die Daten in eine<text:span text:style-name="T10">r</text:span> Tabelle <text:span text:style-name="T10">ab. (Eine Tabelle, mit nur einer Zeile)</text:span></text:p>
            </text:list-item>
            <text:list-item>
              <text:p text:style-name="P23">Das OC-BE generiert einen nicht zu erratenden String (Adopter-Key) (64 Stellen langer Hashkey oder komplizierter)</text:p>
            </text:list-item>
            <text:list-item>
              <text:p text:style-name="P23">Das OC-BE schickt die Daten inkl. Adopter-Keys mittels POST-Request an das Backend des Adopter-Statistics Servers (AS-BE)</text:p>
            </text:list-item>
          </text:list>
        </text:list-item>
        <text:list-item>
          <text:p text:style-name="P23">Ablauf Registrierungsaufforderung:</text:p>
          <text:list>
            <text:list-item>
              <text:p text:style-name="P23">Bei Refresh überprüft das OC-FE mittels GET-Request an das OC-BE ob es den Admin zur Registrierung auffordern soll</text:p>
              <text:list>
                <text:list-item>
                  <text:p text:style-name="P24">Ja wenn unregistriert und noch nicht gefragt →<text:span text:style-name="T11"> Öffne Registrierungsmodal</text:span></text:p>
                </text:list-item>
                <text:list-item>
                  <text:p text:style-name="P24">Nein sonst</text:p>
                </text:list-item>
              </text:list>
            </text:list-item>
            <text:list-item>
              <text:p text:style-name="P24">Wird die Registrierung abgelehnt, sollte ein POST-Request gemacht werden um die Information zu speichern, dass der Admin (gerade) nicht sich registrieren möchte. (ggf. nach Ablauf einer gewissen Zeitspanne nochmal freagen</text:p>
            </text:list-item>
          </text:list>
        </text:list-item>
        <text:list-item>
          <text:p text:style-name="P24">Datenübermittlung: Siehe API vom AS-BE. Für die viele Endpunkte reicht es, den Adopter-Key zu besitzen. Daher darf dieser sich nicht erraten lassen. </text:p>
        </text:list-item>
      </text:list>
      <text:h text:style-name="Heading_20_3" text:outline-level="3"><text:soft-page-break/>Opencast-FE:</text:h>
      <text:p text:style-name="P1">Stand:</text:p>
      <text:list xml:id="list2294272941" text:style-name="L2">
        <text:list-item>
          <text:p text:style-name="P6">Bei jedem Refresh des Admin-UI öffnet sich das Registrierungsaufforderungsmodal</text:p>
        </text:list-item>
        <text:list-item>
          <text:p text:style-name="P15"><text:span text:style-name="T1">Das Modal hat folgende States/</text:span><text:span text:style-name="T2">Seiten</text:span><text:span text:style-name="T1">:</text:span></text:p>
          <text:list>
            <text:list-item>
              <text:p text:style-name="P7">Registrierungsaufforderung (Text, warum man sich registrieren sollte)</text:p>
            </text:list-item>
            <text:list-item>
              <text:p text:style-name="P8">Formular</text:p>
            </text:list-item>
            <text:list-item>
              <text:p text:style-name="P8">“Danke Schön”-Seite nach Registrierung</text:p>
            </text:list-item>
            <text:list-item>
              <text:p text:style-name="P8">“Schade, vielleicht nächstes Mal”- Seite, falls sich der Admin nicht registrieren möchte</text:p>
            </text:list-item>
            <text:list-item>
              <text:p text:style-name="P8">Privacy policy &amp; terms of use</text:p>
            </text:list-item>
            <text:list-item>
              <text:p text:style-name="P16"><text:span text:style-name="T1">Spinner (Lade Spinner der während des Speichervorgangs gezeigt wird</text:span><text:span text:style-name="T3">)</text:span></text:p>
            </text:list-item>
          </text:list>
        </text:list-item>
        <text:list-item>
          <text:p text:style-name="P18"><text:span text:style-name="T1">Es ist möglich das Modal über <text:s/></text:span><text:span text:style-name="T7">?</text:span><text:span text:style-name="T1"> &gt; <text:s/></text:span><text:span text:style-name="T7">Opencast Registration </text:span><text:span text:style-name="T1">aufzurufen. Es </text:span><text:span text:style-name="T5">ist leicht modifiziert “slim” und </text:span><text:span text:style-name="T1">hat dann nur die folgenden States/Seiten:</text:span></text:p>
          <text:list>
            <text:list-item>
              <text:p text:style-name="P9">Formular</text:p>
            </text:list-item>
            <text:list-item>
              <text:p text:style-name="P9">“Danke Schön”-Seite nach Registrierung</text:p>
            </text:list-item>
            <text:list-item>
              <text:p text:style-name="P9">Privacy policy &amp; terms of use</text:p>
            </text:list-item>
            <text:list-item>
              <text:p text:style-name="P17"><text:span text:style-name="T1">Spinner (Lade Spinner der während des Speicher-/Update-/Löschenvorgangs gezeigt wird</text:span><text:span text:style-name="T3">)</text:span></text:p>
            </text:list-item>
          </text:list>
        </text:list-item>
        <text:list-item>
          <text:p text:style-name="P19"><text:span text:style-name="T1">Je nachdem ob “</text:span><text:span text:style-name="T4">$scope.registered” true/false ist, wird das Modal angepasst (Delete&amp;Update-Button statt Submit-Button)</text:span></text:p>
        </text:list-item>
        <text:list-item>
          <text:p text:style-name="P20"><text:span text:style-name="T4">K</text:span><text:span text:style-name="T1">eine Hardcoded Texte im HTML. (Nur US-EN Übersetzung)</text:span></text:p>
        </text:list-item>
      </text:list>
      <text:p text:style-name="P10"/>
      <text:p text:style-name="P2">Todo:</text:p>
      <text:list xml:id="list2455122834" text:style-name="L3">
        <text:list-item>
          <text:p text:style-name="P12">Privacy &amp; Policy Text</text:p>
        </text:list-item>
        <text:list-item>
          <text:p text:style-name="P12">Eventuell Texte aufbessern</text:p>
        </text:list-item>
        <text:list-item>
          <text:p text:style-name="P12">Modal wird immer angezeigt. Sollte nur angezeigt werden <text:span text:style-name="T12">wenn: nicht registriert &amp; Registrierung noch nicht abgelehnt</text:span><text:span text:style-name="T9"> (Endpoint fehlt)</text:span></text:p>
        </text:list-item>
        <text:list-item>
          <text:p text:style-name="P13">Tests?</text:p>
        </text:list-item>
        <text:list-item>
          <text:p text:style-name="P13">Die Liste der Länder für das Select-Dropdown wird durch ein Service bereitgestellt. Ich denke, diese sollte durch ein GET-Request gemacht werden</text:p>
        </text:list-item>
        <text:list-item>
          <text:p text:style-name="P13">Falls bereits registriert, sollten die Daten dementsprechend per GET-Request abgerufen werden, damit man diese aktualisieren kann. <text:span text:style-name="T7">(Endpoint fehlt)</text:span></text:p>
        </text:list-item>
        <text:list-item>
          <text:p text:style-name="P14">POST / PUT / DELETE Request beim Speichern/Updaten/Löschen <text:span text:style-name="T7">(Endpoints fehlen)</text:span></text:p>
        </text:list-item>
      </text:list>
      <text:p text:style-name="P11"/>
      <text:h text:style-name="P37" text:outline-level="3">Opencast-BE:</text:h>
      <text:p text:style-name="P4"><text:span text:style-name="T8">S</text:span><text:span text:style-name="T7">tand:</text:span></text:p>
      <text:p text:style-name="P5">Bis jetzt keine Implemntierung</text:p>
      <text:p text:style-name="P3">Todo:</text:p>
      <text:list xml:id="list856176391" text:style-name="L4">
        <text:list-item>
          <text:p text:style-name="P25">Endpunkte (s.o.)</text:p>
        </text:list-item>
        <text:list-item>
          <text:p text:style-name="P25">SQL-Tabellen:</text:p>
          <text:list>
            <text:list-item>
              <text:p text:style-name="P25">Adopter-Informationen (Inhalte des Formulars. Praktisch maximal eine Zeile)</text:p>
              <text:list>
                <text:list-item>
                  <text:p text:style-name="P26">eventuell wird auch hier gespeichert, ob bereits nach der Registration gefragt wurde</text:p>
                </text:list-item>
              </text:list>
            </text:list-item>
            <text:list-item>
              <text:p text:style-name="P25">Statistiken (Zwischenspeicher) <text:span text:style-name="T13">(Spalten (Beispiel)</text:span></text:p>
            </text:list-item>
          </text:list>
        </text:list-item>
        <text:list-item>
          <text:p text:style-name="P26">Statistiken im Hintergrund erzeugen / technischen Report über den Host erstellen, falls Admin dies erlaubt</text:p>
        </text:list-item>
        <text:list-item>
          <text:p text:style-name="P27"><text:soft-page-break/>Statistiken <text:span text:style-name="T14">updaten und </text:span>an <text:span text:style-name="T14">den</text:span> AS-<text:span text:style-name="T14">BE</text:span> schicken lassen ( Hier hatte ich mir gedacht, dass unter folgenden Bedingungen die Monatsstatistik an den Server geschickt wird: Hat die Statistiktabelle z.B. folgende Felder: </text:p>
          <text:list>
            <text:list-item>
              <text:p text:style-name="P27">processed_videos_<text:span text:style-name="T14">count</text:span></text:p>
            </text:list-item>
            <text:list-item>
              <text:p text:style-name="P27">processed_videos_in_minutes</text:p>
            </text:list-item>
            <text:list-item>
              <text:p text:style-name="P27">[…]</text:p>
            </text:list-item>
            <text:list-item>
              <text:p text:style-name="P27">month</text:p>
            </text:list-item>
            <text:list-item>
              <text:p text:style-name="P27"><text:span text:style-name="T14">opencast_</text:span>version</text:p>
            </text:list-item>
            <text:list-item>
              <text:p text:style-name="P27">synchronized <text:span text:style-name="T14">(boolean)</text:span></text:p>
            </text:list-item>
          </text:list>
          <text:p text:style-name="P28">Dann würde ich eine Statistiktabelle so lange updaten, so lange “month” und “opencast_version” mit aktuellem Monat und Version übereinstimmen.</text:p>
          <text:p text:style-name="P28">Wenn eins der beiden nicht übereinstimmt (z.B. Versionswechsel mitten im Monat oder Monat zu Ende), dann würde ich eine neue Zeile anfangen und <text:span text:style-name="T15">alle Reihen “unsynchronized” sind, an den Statistic-Server schicken</text:span></text:p>
        </text:list-item>
        <text:list-item>
          <text:p text:style-name="P29">Sollten bestimmte Exceptions automatisch Error-Reports triggern? Oder alle?</text:p>
        </text:list-item>
        <text:list-item>
          <text:p text:style-name="P29">Vermutlich noch mehr Todo’s die bei der Arbeit aufkommen</text:p>
        </text:list-item>
      </text:list>
      <text:h text:style-name="P38" text:outline-level="3"><text:span text:style-name="T15">AdopterStatistics</text:span>-BE:</text:h>
      <text:p text:style-name="P30"><text:span text:style-name="T8">S</text:span><text:span text:style-name="T7">tand:</text:span></text:p>
      <text:list xml:id="list568628503" text:style-name="L5">
        <text:list-item>
          <text:p text:style-name="P31">Endpoints sind eigentlich fertig.</text:p>
        </text:list-item>
        <text:list-item>
          <text:p text:style-name="P31">Admin-UI</text:p>
        </text:list-item>
        <text:list-item>
          <text:p text:style-name="P31">GIT-Repository enthält Dokumentation, an der sich der Stand ablesen lässt</text:p>
        </text:list-item>
      </text:list>
      <text:p text:style-name="P34">Todo:</text:p>
      <text:list xml:id="list1583297709" text:style-name="L6">
        <text:list-item>
          <text:p text:style-name="P32">Die Models zu den Statistic/ErrorReports &amp; TechnicalDataReports müssten erweitert werden, da bis jetzt unbekannt, welche Informationen ein StatisticReport enthält</text:p>
        </text:list-item>
        <text:list-item>
          <text:p text:style-name="P33">Die Idee technische Daten über den Host-Server der Opencast-Instanz zu sammeln, kam erst später. Dementsprechend müsste noch das Model und die Endpunkte erstellt werden. (Dabei kann man aber viel bei den übrigen Models (z.B. ErrorEvent abguck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0:37:18.126523281</meta:creation-date>
    <dc:date>2019-04-24T16:47:27.908251333</dc:date>
    <meta:editing-duration>PT21M13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3" meta:paragraph-count="77" meta:word-count="706" meta:character-count="4894" meta:non-whitespace-character-count="4325"/>
  </office:meta>
</office:document-meta>
</file>